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llenge on Multimodal Converstaional Analytics (MCA)</text:h>
      <text:p text:style-name="Text_20_body">The aim of this challenge is to evaluate methods and annotations in the scope of multimodal conversational analytics. Held by two coupled pillars, method benchmarking and annotation evaluation, the MCA Challenge envisions a starting point for transparent and publicly available application and annotation evaluation on multimodal data sets.</text:p>
      <text:p text:style-name="Text_20_body">The scope of MCA is the multimodal analysis of primary cues in conversations. We expect papers covering areas such as: (i) applications of an algorithm to a data set(s) to solve precise tasks, (ii) benchmark of several algorithms using the same data set(s), (iii) extensions of the annotation scheme with new relevant features, (iv) applications of the data to an automatic system, (v) discussions on ecologically valid data sets and (vi) position papers of how to organise the next challenge. In the following, the tasks are outlined, further in the text, they are detailed. MCA consists on three different tasks:</text:p>
      <text:list xml:id="list802273509" text:style-name="L1">
        <text:list-item>
          <text:p text:style-name="P1">MCA-Engagement: Estimate the level of engagement in video-mediated communications.</text:p>
        </text:list-item>
        <text:list-item>
          <text:p text:style-name="P1">MCA-Gestures: Recognize feedback and conversational gestures in first encounter dialogues.</text:p>
        </text:list-item>
        <text:list-item>
          <text:p text:style-name="P1">MCA-Layout: Retrieve the physical layout in short multi-speaker conversations.</text:p>
        </text:list-item>
      </text:list>
      <text:h text:style-name="Heading_20_2" text:outline-level="2">MCA-Engagement</text:h>
      <text:p text:style-name="Text_20_body">The aim of this task is to estimate the level of engagement of participants in a group video-mediated communication (conversing, responding, following, no interest ). The dataset for this task consists of several audio and video recordings as could be recorded from a potential home teleconference system (see [1,2] ). Each recording captures interaction between a group of co-located participants and one remote participant, involved in activities ranging from casual conversation to simple social games. The audio and video recordings are accompanied by gaze recordings of the remote participant, manually-annotated head positions and voice activity annotations. The experiments will be done for the remote participant for whom gaze data is available.</text:p>
      <text:h text:style-name="Heading_20_4" text:outline-level="4">Evaluation metric</text:h>
      <text:p text:style-name="Text_20_body">A ground truth annotation for training part of the dataset will be made available to the participants. Ground truth for testing part of the dataset will be released after the challenge. Participants are expected to provide a short description of their system, and its outputs for short intervals of the testing data in a defined simple format for evaluation. The official metric used in the evaluations will be weighted classification cost reflecting the similarities between the different levels of engagement. The weights will be made public together with the training data. Additionally, DET (Detection Error Tradeoff) curves and confusion matrices will be generated. The participants can choose to ignore the provided voice activity annotations as such submissions will be evaluated separately from those submissions using them.</text:p>
      <text:h text:style-name="Heading_20_2" text:outline-level="2">MCA-Gestures</text:h>
      <text:p text:style-name="Text_20_body">The aim of the task is double. First, to classify the interlocutor’s gestures into those that are related to feedback giving in conversational interactions, and those that are other type of gestures (e.g. scratching an itchy arm). Secondly, to recognize the interlocutor’s gestures in conversational interactions. The data used is collected within the NOMCO project [3] and concerns first encounter dialogues in Finnish and Swedish languages. </text:p>
      <text:h text:style-name="Heading_20_4" text:outline-level="4"><text:soft-page-break/>Evaluation metric</text:h>
      <text:p text:style-name="Text_20_body">In order to evaluate the performance of the methods targetting this task, the confusion matrix and the f1-score should be provided.</text:p>
      <text:h text:style-name="Heading_20_2" text:outline-level="2">MCA-Layout</text:h>
      <text:p text:style-name="Text_20_body">The aim of the task is to detect, localize and track speakers from audio-visual sequences. The data used are some scenarios of the “interaction” part in the Ravel data set [4,5]. See the data set web site1 for more information on which sequences to use.</text:p>
      <text:h text:style-name="Heading_20_4" text:outline-level="4">Evaluation metric</text:h>
      <text:p text:style-name="Text_20_body">In order to evaluate the results, the (euclidean) distance matrix between the detected speakers and the ground-truth speakers should be computed. Each ground-truth speaker should be associated at most to one detected speaker. The assignment procedure is as follows. For each detected speaker its closest ground-truth speaer is computed. If it is not closer than a threshold τloc it is marked as false positive, otherwise the detected speaker is assigned to the ground-truth speaker. Then, for each ground-truth speaker the number of detected clusters are assigned to it is checked. If there is none, it is marked as missing detection. Otherwise, the closest detected speaker becomes the true positive and the remaining ones become false positives. Recall, precision and accuracy values should be shown in tables (and occasionaly in figures also) for values of τloc in the range 1cm – 50cm.</text:p>
      <text:p text:style-name="Text_20_body"/>
      <text:p text:style-name="Text_20_body">[1] <text:a xlink:type="simple" xlink:href="http://medusa.fit.vutbr.cz/TA2/TA2/">http://medusa.fit.vutbr.cz/TA2/TA2/</text:a></text:p>
      <text:p text:style-name="Text_20_body">[2] Michal Hradi, Shahram Eivazi, and Roman Bednak. Voice activity detection in video mediated communication from gaze. In Accepted to ETRA’12, page 6, 2012.</text:p>
      <text:p text:style-name="Text_20_body">[3] The NOMCO project. http://sskkii.gu.se/nomco/.</text:p>
      <text:p text:style-name="Text_20_body">[4] The RAVEL data set. <text:a xlink:type="simple" xlink:href="http://ravel.humavips.eu/">http://ravel.humavips.eu/</text:a>.</text:p>
      <text:p text:style-name="Text_20_body">[5] Xavier Alameda-Pineda, Jordi Sanchez-Riera, Vojtech Franc, Johannes Wienke, Jan Cech, Kaustubh Kulkarni, Antoine Deleforge, and Radu P. Horaud. The ravel data set. In IEEE/ACM ICMI 2011 Workshop on Multimodal Corpora, Alicante, Spain, November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1T17:48:33</meta:creation-date>
    <dc:date>2012-11-11T18:32:28</dc:date>
    <meta:editing-duration>PT41M59S</meta:editing-duration>
    <meta:editing-cycles>5</meta:editing-cycles>
    <meta:generator>LibreOffice/3.5$Linux_X86_64 LibreOffice_project/350m1$Build-2</meta:generator>
    <meta:document-statistic meta:table-count="0" meta:image-count="0" meta:object-count="0" meta:page-count="2" meta:paragraph-count="23" meta:word-count="776" meta:character-count="5198" meta:non-whitespace-character-count="4447"/>
  </office:meta>
</office:document-meta>
</file>